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
      <style:table-properties style:width="6.9236in" style:page-number="auto" fo:break-before="auto" fo:break-after="auto" table:align="left" style:shadow="none" fo:keep-with-next="auto" style:may-break-between-rows="true" table:border-model="collapsing"/>
    </style:style>
    <style:style style:name="Table1.A" style:family="table-column">
      <style:table-column-properties style:column-width="1in"/>
    </style:style>
    <style:style style:name="Table1.B" style:family="table-column">
      <style:table-column-properties style:column-width="3in"/>
    </style:style>
    <style:style style:name="Table1.C" style:family="table-column">
      <style:table-column-properties style:column-width="2.9236in"/>
    </style:style>
    <style:style style:name="Table1.1" style:family="table-row">
      <style:table-row-properties fo:keep-together="auto"/>
    </style:style>
    <style:style style:name="Table1.A1" style:family="table-cell">
      <style:table-cell-properties fo:background-color="#009353" fo:padding="0in" fo:border-left="0.75pt solid #009353" fo:border-right="none" fo:border-top="0.75pt solid #009353" fo:border-bottom="0.75pt solid #009353" style:writing-mode="page">
        <style:background-image/>
      </style:table-cell-properties>
    </style:style>
    <style:style style:name="Table1.C1" style:family="table-cell">
      <style:table-cell-properties fo:background-color="#009353" fo:padding="0in" fo:border="0.75pt solid #009353" style:writing-mode="page">
        <style:background-image/>
      </style:table-cell-properties>
    </style:style>
    <style:style style:name="Table1.A2" style:family="table-cell">
      <style:table-cell-properties fo:background-color="transparent" fo:padding="0in" fo:border-left="0.75pt solid #009353" fo:border-right="none" fo:border-top="none" fo:border-bottom="0.75pt solid #009353" style:writing-mode="page">
        <style:background-image/>
      </style:table-cell-properties>
    </style:style>
    <style:style style:name="Table1.B2" style:family="table-cell">
      <style:table-cell-properties fo:background-color="transparent" fo:padding="0in" fo:border-left="0.75pt solid #009353" fo:border-right="none" fo:border-top="none" fo:border-bottom="0.75pt solid #009353" style:writing-mode="page">
        <style:background-image/>
      </style:table-cell-properties>
    </style:style>
    <style:style style:name="Table1.C2" style:family="table-cell">
      <style:table-cell-properties fo:background-color="transparent" fo:padding="0in" fo:border-left="0.75pt solid #009353" fo:border-right="0.75pt solid #009353" fo:border-top="none" fo:border-bottom="0.75pt solid #009353" style:writing-mode="page">
        <style:background-image/>
      </style:table-cell-properties>
    </style:style>
    <style:style style:name="Table1.A3" style:family="table-cell">
      <style:table-cell-properties fo:background-color="#dddddd" fo:padding="0in" fo:border-left="0.75pt solid #009353" fo:border-right="none" fo:border-top="none" fo:border-bottom="0.75pt solid #009353" style:writing-mode="page">
        <style:background-image/>
      </style:table-cell-properties>
    </style:style>
    <style:style style:name="Table1.B3" style:family="table-cell">
      <style:table-cell-properties fo:background-color="#dddddd" fo:padding="0in" fo:border-left="0.75pt solid #009353" fo:border-right="none" fo:border-top="none" fo:border-bottom="0.75pt solid #009353" style:writing-mode="page">
        <style:background-image/>
      </style:table-cell-properties>
    </style:style>
    <style:style style:name="Table1.C3" style:family="table-cell">
      <style:table-cell-properties fo:background-color="#dddddd" fo:padding="0in" fo:border-left="0.75pt solid #009353" fo:border-right="0.75pt solid #009353" fo:border-top="none" fo:border-bottom="0.75pt solid #009353" style:writing-mode="page">
        <style:background-image/>
      </style:table-cell-properties>
    </style:style>
    <style:style style:name="Table1.B4" style:family="table-cell">
      <style:table-cell-properties fo:background-color="transparent" fo:padding="0in" fo:border-left="0.75pt solid #009353" fo:border-right="none" fo:border-top="none" fo:border-bottom="0.75pt solid #009353" style:writing-mode="page">
        <style:background-image/>
      </style:table-cell-properties>
    </style:style>
    <style:style style:name="Table1.C4" style:family="table-cell">
      <style:table-cell-properties fo:background-color="transparent" fo:padding="0in" fo:border-left="0.75pt solid #009353" fo:border-right="0.75pt solid #009353" fo:border-top="none" fo:border-bottom="0.75pt solid #009353" style:writing-mode="page">
        <style:background-image/>
      </style:table-cell-properties>
    </style:style>
    <style:style style:name="Table1.B5" style:family="table-cell">
      <style:table-cell-properties fo:background-color="#dddddd" fo:padding="0in" fo:border-left="0.75pt solid #009353" fo:border-right="none" fo:border-top="none" fo:border-bottom="0.75pt solid #009353" style:writing-mode="page">
        <style:background-image/>
      </style:table-cell-properties>
    </style:style>
    <style:style style:name="Table1.C5" style:family="table-cell">
      <style:table-cell-properties fo:background-color="#dddddd" fo:padding="0in" fo:border-left="0.75pt solid #009353" fo:border-right="0.75pt solid #009353" fo:border-top="none" fo:border-bottom="0.75pt solid #009353" style:writing-mode="page">
        <style:background-image/>
      </style:table-cell-properties>
    </style:style>
    <style:style style:name="Table1.B6" style:family="table-cell">
      <style:table-cell-properties fo:background-color="transparent" fo:padding="0in" fo:border-left="0.75pt solid #009353" fo:border-right="none" fo:border-top="none" fo:border-bottom="0.75pt solid #009353" style:writing-mode="page">
        <style:background-image/>
      </style:table-cell-properties>
    </style:style>
    <style:style style:name="Table1.C6" style:family="table-cell">
      <style:table-cell-properties fo:background-color="transparent" fo:padding="0in" fo:border-left="0.75pt solid #009353" fo:border-right="0.75pt solid #009353" fo:border-top="none" fo:border-bottom="0.75pt solid #009353" style:writing-mode="page">
        <style:background-image/>
      </style:table-cell-properties>
    </style:style>
    <style:style style:name="Table1.B7" style:family="table-cell">
      <style:table-cell-properties fo:background-color="#dddddd" fo:padding="0in" fo:border-left="0.75pt solid #009353" fo:border-right="none" fo:border-top="none" fo:border-bottom="0.75pt solid #009353" style:writing-mode="page">
        <style:background-image/>
      </style:table-cell-properties>
    </style:style>
    <style:style style:name="Table1.C7" style:family="table-cell">
      <style:table-cell-properties fo:background-color="#dddddd" fo:padding="0in" fo:border-left="0.75pt solid #009353" fo:border-right="0.75pt solid #009353" fo:border-top="none" fo:border-bottom="0.75pt solid #009353" style:writing-mode="page">
        <style:background-image/>
      </style:table-cell-properties>
    </style:style>
    <style:style style:name="Table1.B8" style:family="table-cell">
      <style:table-cell-properties fo:background-color="transparent" fo:padding="0in" fo:border-left="0.75pt solid #009353" fo:border-right="none" fo:border-top="none" fo:border-bottom="0.75pt solid #009353" style:writing-mode="page">
        <style:background-image/>
      </style:table-cell-properties>
    </style:style>
    <style:style style:name="Table1.C8" style:family="table-cell">
      <style:table-cell-properties fo:background-color="transparent" fo:padding="0in" fo:border-left="0.75pt solid #009353" fo:border-right="0.75pt solid #009353" fo:border-top="none" fo:border-bottom="0.75pt solid #009353" style:writing-mode="page">
        <style:background-image/>
      </style:table-cell-properties>
    </style:style>
    <style:style style:name="Table1.B9" style:family="table-cell">
      <style:table-cell-properties fo:background-color="#dddddd" fo:padding="0in" fo:border-left="0.75pt solid #009353" fo:border-right="none" fo:border-top="none" fo:border-bottom="0.75pt solid #009353" style:writing-mode="page">
        <style:background-image/>
      </style:table-cell-properties>
    </style:style>
    <style:style style:name="Table1.C9" style:family="table-cell">
      <style:table-cell-properties fo:background-color="#dddddd" fo:padding="0in" fo:border-left="0.75pt solid #009353" fo:border-right="0.75pt solid #009353" fo:border-top="none" fo:border-bottom="0.75pt solid #009353" style:writing-mode="page">
        <style:background-image/>
      </style:table-cell-properties>
    </style:style>
    <style:style style:name="Table1.B10" style:family="table-cell" style:data-style-name="N0">
      <style:table-cell-properties fo:background-color="transparent" fo:padding="0in" fo:border-left="0.75pt solid #009353" fo:border-right="none" fo:border-top="none" fo:border-bottom="0.75pt solid #009353" style:writing-mode="page">
        <style:background-image/>
      </style:table-cell-properties>
    </style:style>
    <style:style style:name="Table1.C10" style:family="table-cell" style:data-style-name="N0">
      <style:table-cell-properties fo:background-color="transparent" fo:padding="0in" fo:border-left="0.75pt solid #009353" fo:border-right="0.75pt solid #009353" fo:border-top="none" fo:border-bottom="0.75pt solid #009353" style:writing-mode="page">
        <style:background-image/>
      </style:table-cell-properties>
    </style:style>
    <style:style style:name="Table1.B11" style:family="table-cell" style:data-style-name="N0">
      <style:table-cell-properties fo:background-color="#dddddd" fo:padding="0in" fo:border-left="0.75pt solid #009353" fo:border-right="none" fo:border-top="none" fo:border-bottom="0.75pt solid #009353" style:writing-mode="page">
        <style:background-image/>
      </style:table-cell-properties>
    </style:style>
    <style:style style:name="Table1.C11" style:family="table-cell" style:data-style-name="N0">
      <style:table-cell-properties fo:background-color="#dddddd" fo:padding="0in" fo:border-left="0.75pt solid #009353" fo:border-right="0.75pt solid #009353" fo:border-top="none" fo:border-bottom="0.75pt solid #009353" style:writing-mode="page">
        <style:background-image/>
      </style:table-cell-properties>
    </style:style>
    <style:style style:name="Table1.A12"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1.B12" style:family="table-cell" style:data-style-name="N0">
      <style:table-cell-properties fo:background-color="#bee3d3" fo:padding="0in" fo:border-left="0.75pt solid #009353" fo:border-right="none" fo:border-top="none" fo:border-bottom="0.75pt solid #009353" style:writing-mode="page">
        <style:background-image/>
      </style:table-cell-properties>
    </style:style>
    <style:style style:name="Table1.C12" style:family="table-cell" style:data-style-name="N0">
      <style:table-cell-properties fo:background-color="#bee3d3" fo:padding="0in" fo:border-left="0.75pt solid #009353" fo:border-right="0.75pt solid #009353" fo:border-top="none" fo:border-bottom="0.75pt solid #009353" style:writing-mode="page">
        <style:background-image/>
      </style:table-cell-properties>
    </style:style>
    <style:style style:name="P1"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1ad6d" officeooo:paragraph-rsid="0011ad6d"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1ad6d"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1ad6d" officeooo:paragraph-rsid="0011ad6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23715" officeooo:paragraph-rsid="0012371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11ad6d"/>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emplate-name="Box List Green">
        <table:table-column table:style-name="Table1.A"/>
        <table:table-column table:style-name="Table1.B"/>
        <table:table-column table:style-name="Table1.C"/>
        <table:table-row table:style-name="Table1.1">
          <table:table-cell table:style-name="Table1.A1" office:value-type="string">
            <text:p text:style-name="P1">Basis</text:p>
          </table:table-cell>
          <table:table-cell table:style-name="Table1.A1" office:value-type="string">
            <text:p text:style-name="P1">Cold</text:p>
          </table:table-cell>
          <table:table-cell table:style-name="Table1.C1" office:value-type="string">
            <text:p text:style-name="P1">Flu</text:p>
          </table:table-cell>
        </table:table-row>
        <table:table-row>
          <table:table-cell table:style-name="Table1.A2" office:value-type="string">
            <text:p text:style-name="P4">Type of Infection</text:p>
          </table:table-cell>
          <table:table-cell table:style-name="Table1.B2" office:value-type="string">
            <text:p text:style-name="P2">Cold is an upper respiratory infection and affects the nose, throat, ears and eyes.</text:p>
          </table:table-cell>
          <table:table-cell table:style-name="Table1.C2" office:value-type="string">
            <text:p text:style-name="P2">Influenza is a lower respiratory disorder that affects the throat and large airways of the lungs.</text:p>
          </table:table-cell>
        </table:table-row>
        <table:table-row>
          <table:table-cell table:style-name="Table1.A3" office:value-type="string">
            <text:p text:style-name="P4">Cold or Flu?</text:p>
          </table:table-cell>
          <table:table-cell table:style-name="Table1.B3" office:value-type="string">
            <text:p text:style-name="P2">When sneezing and a scratchy throat announce the beginnings of a problem, the cold virus is probably the culprit.</text:p>
          </table:table-cell>
          <table:table-cell table:style-name="Table1.C3" office:value-type="string">
            <text:p text:style-name="P2">If your first signs are fever, headache, and exhaustion, then it is flu.</text:p>
          </table:table-cell>
        </table:table-row>
        <table:table-row>
          <table:table-cell table:style-name="Table1.A2" office:value-type="string">
            <text:p text:style-name="P4">Fatigue</text:p>
          </table:table-cell>
          <table:table-cell table:style-name="Table1.B4" office:value-type="string">
            <text:p text:style-name="P4">Fatigue in cold are generally milder and last about 1 week.</text:p>
          </table:table-cell>
          <table:table-cell table:style-name="Table1.C4" office:value-type="string">
            <text:p text:style-name="P2">The extreme fatigue associated with flu can persist for weeks.</text:p>
            <text:p text:style-name="P2"/>
          </table:table-cell>
        </table:table-row>
        <table:table-row>
          <table:table-cell table:style-name="Table1.A3" office:value-type="string">
            <text:p text:style-name="P4">Vomiting</text:p>
          </table:table-cell>
          <table:table-cell table:style-name="Table1.B5" office:value-type="string">
            <text:p text:style-name="P2"><text:span text:style-name="T1">V</text:span>omiting is not normally associated with the common cold.</text:p>
          </table:table-cell>
          <table:table-cell table:style-name="Table1.C5" office:value-type="string">
            <text:p text:style-name="P4">Vomiting is possible in the Flu.</text:p>
          </table:table-cell>
        </table:table-row>
        <table:table-row>
          <table:table-cell table:style-name="Table1.A2" office:value-type="string">
            <text:p text:style-name="P4">Serious Health Problems?</text:p>
          </table:table-cell>
          <table:table-cell table:style-name="Table1.B6" office:value-type="string">
            <text:p text:style-name="P2">Colds generally do not result in serious health problems, such as pneumonia, bacterial infections, or hospitalizations.</text:p>
          </table:table-cell>
          <table:table-cell table:style-name="Table1.C6" office:value-type="string">
            <text:p text:style-name="P2">Flu can have very serious associated complications.</text:p>
            <text:p text:style-name="P2"/>
          </table:table-cell>
        </table:table-row>
        <table:table-row>
          <table:table-cell table:style-name="Table1.A3" office:value-type="string">
            <text:p text:style-name="P4">Cause</text:p>
          </table:table-cell>
          <table:table-cell table:style-name="Table1.B7" office:value-type="string">
            <text:p text:style-name="P2"><text:span text:style-name="T1">H</text:span>alf of all cold viruses are in the rhinovirus group, named after <text:span text:style-name="T1">t</text:span>he Greek word for “nose.”</text:p>
          </table:table-cell>
          <table:table-cell table:style-name="Table1.C7" office:value-type="string">
            <text:p text:style-name="P2">Influenza is caused by a unique and fascinating virus. The three types of flu virus are designated A, B, and C. Type A is the most serious and is the cause of pandemics or worldwide epidemics. <text:s/>Type B causes epidemics less frequently, usually affects only children, and produces less severe disease. Type C is usually not a part of the influenza outbreaks.</text:p>
          </table:table-cell>
        </table:table-row>
        <table:table-row>
          <table:table-cell table:style-name="Table1.A2" office:value-type="string">
            <text:p text:style-name="P4">Runny Nose</text:p>
          </table:table-cell>
          <table:table-cell table:style-name="Table1.B8" office:value-type="string">
            <text:p text:style-name="P2">Runny nose or congestion passes in a few days in cold.</text:p>
          </table:table-cell>
          <table:table-cell table:style-name="Table1.C8" office:value-type="string">
            <text:p text:style-name="P3">Runny nose or congestion <text:span text:style-name="T1">doesn’t </text:span>passes in a few days in cold.</text:p>
          </table:table-cell>
        </table:table-row>
        <table:table-row>
          <table:table-cell table:style-name="Table1.A3" office:value-type="string">
            <text:p text:style-name="P5">Diagnosis</text:p>
          </table:table-cell>
          <table:table-cell table:style-name="Table1.B9" office:value-type="string">
            <text:p text:style-name="P2">We rarely do laboratory or viral testing to confirm the diagnosis of a cold and, for the most part, diagnose on the basis of</text:p>
            <text:p text:style-name="P2">symptoms and examination.</text:p>
          </table:table-cell>
          <table:table-cell table:style-name="Table1.C9" office:value-type="string">
            <text:p text:style-name="P2">Diagnosis is usually made on the basis of the symptoms and the season. If the flu is in full swing between November and February, and the symptoms are fever over 101, cough, and exhaustion, most doctors feel comfortable with a diagnosis ofinfluenza.</text:p>
          </table:table-cell>
        </table:table-row>
        <table:table-row>
          <table:table-cell table:style-name="Table1.A2" office:value-type="string">
            <text:p text:style-name="P2"/>
          </table:table-cell>
          <table:table-cell table:style-name="Table1.B10">
            <text:p text:style-name="P2"/>
          </table:table-cell>
          <table:table-cell table:style-name="Table1.C10">
            <text:p text:style-name="P2"/>
          </table:table-cell>
        </table:table-row>
        <table:table-row>
          <table:table-cell table:style-name="Table1.A3" office:value-type="string">
            <text:p text:style-name="P2"/>
          </table:table-cell>
          <table:table-cell table:style-name="Table1.B11">
            <text:p text:style-name="P2"/>
          </table:table-cell>
          <table:table-cell table:style-name="Table1.C11">
            <text:p text:style-name="P2"/>
          </table:table-cell>
        </table:table-row>
        <table:table-row>
          <table:table-cell table:style-name="Table1.A12" office:value-type="string">
            <text:p text:style-name="P6"/>
          </table:table-cell>
          <table:table-cell table:style-name="Table1.B12">
            <text:p text:style-name="P6"/>
          </table:table-cell>
          <table:table-cell table:style-name="Table1.C12">
            <text:p text:style-name="P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Box_20_List_20_Green.1" style:display-name="Box List Green.1" style:family="table-cell">
      <style:table-cell-properties fo:background-color="#009353" fo:border-top="0.74pt solid #009353"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table-cell-properties fo:background-color="#bee3d3" fo:border-bottom="0.74pt solid #009353" fo:padding="0in" fo:padding-left="0in" fo:padding-right="0in" fo:padding-top="0in" fo:padding-bottom="0in" style:data-style-name="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table-cell-properties fo:border-left="0.74pt solid #009353"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table-cell-properties fo:border-right="0.74pt solid #009353"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table-cell-properties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table-cell-properties fo:background-color="#dddddd" fo:border-left="0.74pt solid #009353"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table-cell-properties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table-cell-properties fo:background-color="#dddddd"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table-cell-properties fo:background-color="#dddddd"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table-cell-properties fo:background-color="#dddddd" fo:border-right="0.74pt solid #009353"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table-cell-properties fo:background-color="#009353" fo:border-left="0.74pt solid #009353" fo:border-top="0.74pt solid #009353"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table-cell-properties fo:background-color="#009353" fo:border-right="0.74pt solid #009353" fo:border-top="0.74pt solid #009353"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table-cell-properties fo:background-color="#bee3d3" fo:border-left="0.74pt solid #009353" fo:border-bottom="0.74pt solid #009353"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table-cell-properties fo:background-color="#bee3d3" fo:border-right="0.74pt solid #009353" fo:border-bottom="0.74pt solid #009353" fo:padding="0in" fo:padding-left="0in" fo:padding-right="0in" fo:padding-top="0in" fo:padding-bottom="0in" style:data-style-name="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table-cell-properties fo:background-color="#009353" fo:border-top="0.74pt solid #009353"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table-cell-properties fo:background-color="#bee3d3" fo:border-bottom="0.74pt solid #009353" fo:padding="0in" fo:padding-left="0in" fo:padding-right="0in" fo:padding-top="0in" fo:padding-bottom="0in" style:data-style-name="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4:26:26.786000000</meta:creation-date>
    <dc:date>2019-05-17T14:41:12.274000000</dc:date>
    <meta:editing-duration>PT4M35S</meta:editing-duration>
    <meta:editing-cycles>1</meta:editing-cycles>
    <meta:document-statistic meta:table-count="1" meta:image-count="0" meta:object-count="0" meta:page-count="1" meta:paragraph-count="28" meta:word-count="310" meta:character-count="1811" meta:non-whitespace-character-count="1528"/>
    <meta:generator>LibreOffice/6.2.2.2$Windows_X86_64 LibreOffice_project/2b840030fec2aae0fd2658d8d4f9548af4e3518d</meta:generator>
  </office:meta>
</office:document-meta>
</file>